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3000000138C994061CAAA11A5.png" manifest:media-type="image/png"/>
  <manifest:file-entry manifest:full-path="Pictures/1000020000000001000000015F87F69F6B81DF4F.gif" manifest:media-type="image/gif"/>
  <manifest:file-entry manifest:full-path="Pictures/100001A5000001F7000001F7320E35826B990D1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2993in" table:align="left"/>
    </style:style>
    <style:style style:name="Table1.A" style:family="table-column">
      <style:table-column-properties style:column-width="0.2993in"/>
    </style:style>
    <style:style style:name="Table1.A1" style:family="table-cell">
      <style:table-cell-properties style:vertical-align="middle" fo:padding="0.0194in" fo:border="none"/>
    </style:style>
    <style:style style:name="P1" style:family="paragraph" style:parent-style-name="Standard">
      <style:text-properties officeooo:rsid="001a1fcf" officeooo:paragraph-rsid="001a1fcf"/>
    </style:style>
    <style:style style:name="P2" style:family="paragraph" style:parent-style-name="Standard">
      <style:text-properties officeooo:rsid="001ae804" officeooo:paragraph-rsid="001ae804"/>
    </style:style>
    <style:style style:name="P3" style:family="paragraph" style:parent-style-name="Standard">
      <style:text-properties officeooo:rsid="001bc52c" officeooo:paragraph-rsid="001bc52c"/>
    </style:style>
    <style:style style:name="P4" style:family="paragraph" style:parent-style-name="Standard">
      <style:text-properties officeooo:rsid="001bc52c" officeooo:paragraph-rsid="001e5533"/>
    </style:style>
    <style:style style:name="P5" style:family="paragraph" style:parent-style-name="Standard">
      <style:text-properties officeooo:rsid="001bc52c" officeooo:paragraph-rsid="001fd419"/>
    </style:style>
    <style:style style:name="P6" style:family="paragraph" style:parent-style-name="Standard">
      <style:text-properties officeooo:rsid="001bc52c" officeooo:paragraph-rsid="0021b3d4"/>
    </style:style>
    <style:style style:name="P7" style:family="paragraph" style:parent-style-name="Standard">
      <style:text-properties officeooo:rsid="001bc52c" officeooo:paragraph-rsid="002426da"/>
    </style:style>
    <style:style style:name="P8" style:family="paragraph" style:parent-style-name="Standard">
      <style:text-properties officeooo:paragraph-rsid="002253cc"/>
    </style:style>
    <style:style style:name="P9" style:family="paragraph" style:parent-style-name="Standard">
      <style:text-properties officeooo:rsid="002426da" officeooo:paragraph-rsid="0027030d"/>
    </style:style>
    <style:style style:name="P10" style:family="paragraph" style:parent-style-name="Text_20_body">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bc951"/>
    </style:style>
    <style:style style:name="T4" style:family="text">
      <style:text-properties officeooo:rsid="001fd419"/>
    </style:style>
    <style:style style:name="T5" style:family="text">
      <style:text-properties officeooo:rsid="0021b3d4"/>
    </style:style>
    <style:style style:name="T6"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7" style:family="text">
      <style:text-properties fo:font-variant="normal" fo:text-transform="none" style:use-window-font-color="true" style:font-name="Liberation Serif" fo:font-size="12pt" fo:letter-spacing="normal" fo:font-style="normal" style:text-underline-style="none" fo:font-weight="normal" officeooo:rsid="002253cc" style:font-size-asian="12pt" style:font-size-complex="12pt"/>
    </style:style>
    <style:style style:name="T8"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style:use-window-font-color="true" style:font-name="Liberation Serif" fo:font-size="12pt" style:text-underline-style="none" officeooo:rsid="001fd419" style:font-size-asian="12pt" style:font-size-complex="12pt"/>
    </style:style>
    <style:style style:name="T10" style:family="text">
      <style:text-properties style:use-window-font-color="true" style:font-name="Liberation Serif" fo:font-size="12pt" style:text-underline-style="none" officeooo:rsid="002253cc" style:font-size-asian="12pt" style:font-size-complex="12pt"/>
    </style:style>
    <style:style style:name="T11" style:family="text">
      <style:text-properties officeooo:rsid="002625f4"/>
    </style:style>
    <style:style style:name="T12" style:family="text">
      <style:text-properties fo:font-style="italic" officeooo:rsid="002625f4" style:font-style-asian="italic" style:font-style-complex="italic"/>
    </style:style>
    <style:style style:name="T13" style:family="text">
      <style:text-properties officeooo:rsid="0027030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 question in the area of <text:span text:style-name="Strong_20_Emphasis">information extraction</text:span>.</text:p>
      <text:p text:style-name="Text_20_body">You've been given the task of <text:span text:style-name="T2">3-letter acronym expansion</text:span> in a series of documents: expand 3-letter acronyms in the documents to their full form.  This task focuses on initialism (acronyms constructed  from the first letters of the expansion's constituent words), so you can disregard terms like <text:span text:style-name="Emphasis">Mrs</text:span> or <text:span text:style-name="Emphasis">PhD</text:span>.  The task is made more difficult by the fact that there are multiple expansions possible for some acronyms.  Some examples are shown below:</text:p>
      <text:p text:style-name="Text_20_body">ABA<text:line-break/>    American Bar Association<text:line-break/>    American Basketball Association<text:line-break/>    American Birding Association<text:line-break/>DSC<text:line-break/>    Digital Still Camera<text:line-break/>    Distinguished Service Cross<text:line-break/>    Dynamic Stability Control <text:line-break/>PVC<text:line-break/>    Permanent Virtual Circuit<text:line-break/>    Polyvinyl Chloride<text:line-break/>    Premature Ventricular Contraction<text:line-break/>TLC<text:line-break/>    The Learning Channel<text:line-break/>    Thin-Layer Chromatography<text:line-break/>    T-Boz, Lefteye, Chilli</text:p>
      <text:p text:style-name="Text_20_body">It is evident that <text:span text:style-name="T2">many acronyms can expand to very unrelated topics</text:span>. Discuss the various ways in which you can construct the expanded form.  <text:span text:style-name="T2">You may NOT assume that the full expansion is given elsewhere in the same document, but you should address this case also</text:span>.  Be specific:  It is not enough to state "I would use <text:span text:style-name="T2">word sense disambiguation (or tf-idf)</text:span>", or to employ a tool that does the work for you.  State any <text:span text:style-name="T1">reasonable</text:span> assumptions you make about data you have available (for example you may assume that you have access to a list of possible expansions such as the one at <text:a xlink:type="simple" xlink:href="https://en.wikipedia.org/wiki/Lists_of_acronyms" text:style-name="Internet_20_link" text:visited-style-name="Visited_20_Internet_20_Link">https://en.wikipedia.org/wiki/Lists_of_acronyms</text:a>).  Explain how you could use the various techniques and methods you've learned in the course to tackle this problem.</text:p>
      <text:p text:style-name="Standard"/>
      <text:p text:style-name="Standard"/>
      <text:p text:style-name="P1">* Named entity recog → find names and classify</text:p>
      <text:p text:style-name="P2">NER sequence of word tokens and predict entities from workd tokens</text:p>
      <text:p text:style-name="P3"/>
      <text:p text:style-name="P3"/>
      <text:p text:style-name="P3">Answer:</text:p>
      <text:p text:style-name="P4">The first step seems to be to identify the acronyms in the document. The question did not mention that this task was done so for purposes of answering I will assume we have not <text:s/>identified the acronyms that we wish to expand. </text:p>
      <text:p text:style-name="P4"/>
      <text:p text:style-name="P5"><text:soft-page-break/><text:span text:style-name="T3">Using some testing with the information extraction demo Jupyter notebook, I was able to enter in several sets of 3-letter acronyms with their associated expansions somewhere in a sentence. I understand that the full expansion is not guaranteed to be in the corpus under investigation. I also tested it without the associated expansions. <text:s/></text:span></text:p>
      <text:p text:style-name="P5"/>
      <text:p text:style-name="P5"><text:span text:style-name="T3">Using NLTK, with named entity recognition and chunking, a few points were gleaned. First, NTLK often identified 3-letter acronyms as Organizations and proper nouns (NNP). This was true whether or not the associated extensions were included in the sentences. It seems that NLTK pulls these acronyms as named entities. I believe you could accomplish the same thing using chunking with regular expressions. </text:span></text:p>
      <text:p text:style-name="P5"/>
      <text:p text:style-name="P8"><text:span text:style-name="T4">The next step I would do if implementing this in code is to cycle through the text and make a list of all 3-letter capitalized identified as organizations and NNPs. Now we have a list or set of acronyms. However, it should be noted that a 3-letter acronym could refer to multiple things in different </text:span><text:span text:style-name="T9">contexts. </text:span><text:span text:style-name="T10">For instance, “CIA” can stand for “</text:span><text:span text:style-name="T6">Central Intelligence Agency” </text:span><text:span text:style-name="T7">and also </text:span><text:span text:style-name="T6"><text:s/>“</text:span><text:span text:style-name="T8">Culinary Institute of America.” </text:span><text:span text:style-name="T4">That must be addressed later. </text:span></text:p>
      <text:p text:style-name="P6"/>
      <text:p text:style-name="P7"><text:span text:style-name="T5">The next step is harder to choose. It seems prudent to first narrow down the possibilities with regard to the acronyms. Otherwise the acronym “CIA” could easily stand for “Canned Irradiated Aardvarks.” I am fairly sure that group does not exist. The tools necessary to narrow the possibilities would be the URL given in the question, referring to Wikipedia’s list of acronyms, and a python module called “BeautifulSoup.” Using this module the Wikipedia site could be scraped for a list of tuples following this format: (&lt;acronym&gt;, &lt;expansion&gt;)</text:span></text:p>
      <text:p text:style-name="P7"/>
      <text:p text:style-name="P9">Here we can diverge with regard to tactics. Unfortunately the expansion of each of the acronyms is not <text:span text:style-name="T11">guaranteed. Otherwise the task would be relatively straight forward. Schwartz and Hearst released a paper in 2003 – </text:span><text:span text:style-name="T12">A Simple Algorithm For Identifying Abbreviation Definitions in Biomedical Text</text:span><text:span text:style-name="T11"> – which outlined an algorithm for matching short form acronyms to long form expansions in biomedical texts with relatively high precision. I see no reason why this technique cannot be applied to non-medical acronyms. </text:span></text:p>
      <text:p text:style-name="P9"/>
      <text:p text:style-name="P9"><text:span text:style-name="T11">In writing the program, I would first search the corpus within some </text:span><text:span text:style-name="T12">n</text:span><text:span text:style-name="T11">-number of words of the acronym in question, perhaps 10 words, to see if a combination of three words matches the first letter of the acronym and also matches one of the expansions pulled from Wikipedia. I believe that method would be fairly accurate assuming the expansion was proximal to the acronym.</text:span></text:p>
      <text:p text:style-name="P9"/>
      <text:p text:style-name="P9"><text:span text:style-name="T13">If that block of code failed to produce an answer, we could move on to <text:s text:c="2"/></text:span></text:p>
      <text:p text:style-name="P9"/>
      <text:p text:style-name="P9"><text:span text:style-name="T11">The problem is that the acronym might apply to multiple expansions gleaned from </text:span></text:p>
      <text:p text:style-name="P7"/>
      <text:p text:style-name="P7"><text:span text:style-name="T5"><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table-cell table:style-name="Table1.A1" office:value-type="string">
            <text:section text:style-name="Sect1" text:name="z_g">
              <text:p text:style-name="Table_20_Contents"/>
              <text:section text:style-name="Sect1" text:name="tAtom86186627_88947825">
                <text:p text:style-name="Table_20_Contents"><text:bookmark text:name="d2l_1_142_293"/><draw:frame draw:style-name="fr1" draw:name="Image1" text:anchor-type="as-char" svg:width="0.0161in" svg:height="0.0161in" draw:z-index="0"><draw:image xlink:href="Pictures/1000020000000001000000015F87F69F6B81DF4F.gif" xlink:type="simple" xlink:show="embed" xlink:actuate="onLoad" loext:mime-type="image/gif"/></draw:frame><text:bookmark text:name="d2l_1_144_260"/><draw:frame draw:style-name="fr1" draw:name="Image2" text:anchor-type="as-char" svg:width="0.0161in" svg:height="0.0161in" draw:z-index="1"><draw:image xlink:href="Pictures/1000020000000001000000015F87F69F6B81DF4F.gif" xlink:type="simple" xlink:show="embed" xlink:actuate="onLoad" loext:mime-type="image/gif"/></draw:frame><text:bookmark text:name="d2l_1_146_397"/><draw:frame draw:style-name="fr1" draw:name="Image3" text:anchor-type="as-char" svg:width="0.0161in" svg:height="0.0161in" draw:z-index="2"><draw:image xlink:href="Pictures/1000020000000001000000015F87F69F6B81DF4F.gif" xlink:type="simple" xlink:show="embed" xlink:actuate="onLoad" loext:mime-type="image/gif"/></draw:frame><text:bookmark text:name="d2l_1_148_462"/><draw:frame draw:style-name="fr1" draw:name="Image4" text:anchor-type="as-char" svg:width="0.0161in" svg:height="0.0161in" draw:z-index="3"><draw:image xlink:href="Pictures/1000020000000001000000015F87F69F6B81DF4F.gif" xlink:type="simple" xlink:show="embed" xlink:actuate="onLoad" loext:mime-type="image/gif"/></draw:frame><text:bookmark text:name="d2l_1_150_537"/><draw:frame draw:style-name="fr1" draw:name="Image5" text:anchor-type="as-char" svg:width="0.0161in" svg:height="0.0161in" draw:z-index="4"><draw:image xlink:href="Pictures/1000020000000001000000015F87F69F6B81DF4F.gif" xlink:type="simple" xlink:show="embed" xlink:actuate="onLoad" loext:mime-type="image/gif"/></draw:frame></text:p>
                <text:p text:style-name="Table_20_Contents"><draw:frame draw:style-name="fr1" draw:name="Image6" text:anchor-type="as-char" svg:width="0.198in" svg:height="0.198in" draw:z-index="5"><draw:image xlink:href="Pictures/100001A5000001F7000001F7320E35826B990D15.svg" xlink:type="simple" xlink:show="embed" xlink:actuate="onLoad" loext:mime-type="image/svg+xml"/><draw:image xlink:href="Pictures/1000020100000013000000138C994061CAAA11A5.png" xlink:type="simple" xlink:show="embed" xlink:actuate="onLoad"/></draw:frame></text:p>
              </text:section>
            </text:section>
          </table:table-cell>
        </table:table-row>
      </table:table>
      <text:h text:style-name="Heading_20_2" text:outline-level="2"><text:bookmark text:name="q431151740"/><text:bookmark text:name="z_h"/><text:span text:style-name="Strong_20_Emphasis">Question 2</text:span> (50 points)</text:h>
      <text:p text:style-name="Text_20_body"> </text:p>
      <text:p text:style-name="P10">This is a question in the area of <text:span text:style-name="Strong_20_Emphasis">question answering</text:span>.</text:p>
      <text:p text:style-name="P10">As we covered in the course, one of the first steps in the question answering process is answer type classification or detection.  Whereas certain factoid questions with interrogatories such as <text:span text:style-name="Emphasis">where</text:span> and <text:span text:style-name="Emphasis">when</text:span> can be easy to map to a named entity type (LOCATION and TIME respectively in this case), the <text:span text:style-name="Strong_20_Emphasis"><text:span text:style-name="Emphasis"><text:span text:style-name="T2">what</text:span></text:span></text:span><text:span text:style-name="Strong_20_Emphasis"><text:span text:style-name="T2"> </text:span></text:span><text:span text:style-name="T2">interrogatory poses some challenges, as it may not map to a single (or even just a few) named entity types. </text:span> Furthermore, the answer types of some questions may overlap named entities having types than what is being sought, or may have multiple named entity types from which the answer must be chosen.  Some example <text:span text:style-name="Emphasis">what</text:span> questions with (answers in parentheses) are shown below:</text:p>
      <text:p text:style-name="P10">PERSON<text:line-break/>    What's his opponent's name? (Bernie Sanders)<text:line-break/>    What quarterback was targeted for injury by the Saints? (Bret Favre)<text:line-break/>    What actor portrayed Brandon Walsh? (Jason Priestley)<text:line-break/>    What other movies has he been involved with? (John Wick)* movie title possibly identified as PERSON</text:p>
      <text:p text:style-name="P10">ORGANIZATION<text:line-break/>    What does EU stand for? (European Union)<text:line-break/>    What was the company called? (Microsoft)<text:line-break/>    What newspaper wrote a piece about her? (New York Times)<text:line-break/>    What team signed Messi for $30M? (Barcelona)* may be misidentified as LOCATION</text:p>
      <text:p text:style-name="P10">LOCATION (includes COUNTRY, STATE_OR_PROVINCE, CITY, and LOCATION)<text:line-break/>    What country is Branson moving to? (Spain)<text:line-break/>    What is the name of that state? (Michigan)<text:line-break/>    What district did he live in? (Panjwai)<text:line-break/>    What is his job? (Governor of California)* TITLE and LOCATION entity types</text:p>
      <text:p text:style-name="P10">TIME (includes DATE, DURATION, and TIME)<text:line-break/>    What year was his arrest? (1992)<text:line-break/>    What days were they not open? (Sunday and Monday)<text:line-break/><text:soft-page-break/>    What time of day did she normally walk? (evening)<text:line-break/>    What was his favorite movie? (1941 or 1984)* movie titles identified as TIME (DATE)<text:line-break/><text:line-break/>QUANTITY (includes MONEY, NUMBER, ORDINAL, PERCENT)<text:line-break/>    What is India's population (1,387,297,452)<text:line-break/>    What place did Tiger Woods finish in? (3rd)<text:line-break/>    What day did the jury end deliberations? (first)<text:line-break/>    What model Boeing did Anita fly? -&gt; (757)* aircraft model, identified as NUMBER</text:p>
      <text:p text:style-name="P10">Discuss some techniques covered in the course that you could use in classifying the answer type for <text:span text:style-name="Emphasis">what</text:span> questions, and how you would so so.  Don't overly focus on above examples (use them as seeds for thought).  Be specific, and don't simply apply a tool to this task. State your assumptions.</text:p>
      <text:p text:style-name="Standard"/>
      <text:p text:style-name="Standard"/>
      <text:p text:style-name="Standard"/>
      <text:p text:style-name="P2">Question answering uses named entity extrac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8:37:50.827081872</meta:creation-date>
    <meta:generator>LibreOffice/6.0.7.3$Linux_X86_64 LibreOffice_project/00m0$Build-3</meta:generator>
    <dc:date>2020-04-25T22:06:02.934108881</dc:date>
    <meta:editing-duration>PT35M20S</meta:editing-duration>
    <meta:editing-cycles>3</meta:editing-cycles>
    <meta:document-statistic meta:table-count="1" meta:image-count="6" meta:object-count="0" meta:page-count="4" meta:paragraph-count="29" meta:word-count="1143" meta:character-count="7220" meta:non-whitespace-character-count="5939"/>
  </office:meta>
</office:document-meta>
</file>